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style:style>
    <style:style style:name="P2"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105"/>Caracas, 13 de Diciembre de 2012.</text:p>
      <text:p text:style-name="Standard"/>
      <text:p text:style-name="Standard"/>
      <text:p text:style-name="P2"/>
      <text:p text:style-name="P2">Señores:</text:p>
      <text:p text:style-name="P2">OFICINA DE TURISMO DE CURACAO.</text:p>
      <text:p text:style-name="P2">Presente.-</text:p>
      <text:p text:style-name="P2"/>
      <text:p text:style-name="P1">Por medio de la presente me dirijo a uds. con la finalidad de hacer de su conocimiento el fraude del cual fui víctima durante mi estadía en Curacao.</text:p>
      <text:p text:style-name="P2"/>
      <text:p text:style-name="P1">Llegue a Curacao el 12 de noviembre hasta el 19 del mismo mes, en ese período solo utilice mi tarjeta de crédito del HSBC en dos establecimientos que enumero a continuación:</text:p>
      <text:p text:style-name="P2"/>
      <text:p text:style-name="P2">BISTRO LE CLOCHARD</text:p>
      <text:p text:style-name="P2">19/11/2012</text:p>
      <text:p text:style-name="P2">BATCH: 0588</text:p>
      <text:p text:style-name="P2">Master Card</text:p>
      <text:p text:style-name="P2">INV. NBR: 007681</text:p>
      <text:p text:style-name="P2">AUTH. NBR: F02203</text:p>
      <text:p text:style-name="P2">MONTO: USD 227,40</text:p>
      <text:p text:style-name="P1">Por ser restaurant, el mesonero se llevo mi tarjeta de crédito para pasar dicho consumo.</text:p>
      <text:p text:style-name="P2"/>
      <text:p text:style-name="P2">J.L. PENHA RENAISSANCE</text:p>
      <text:p text:style-name="P2">19/10/2012</text:p>
      <text:p text:style-name="P2">BATCH: 000009</text:p>
      <text:p text:style-name="P2">HORA: 14:30:54</text:p>
      <text:p text:style-name="P2">APPR CODE: R04703</text:p>
      <text:p text:style-name="P2">MONTO: USD 59,00</text:p>
      <text:p text:style-name="P2"/>
      <text:p text:style-name="P1">Esa misma tarde regresé a Caracas, el domingo siguiente revisé mis cuentas online y mi sorpresa es que veo unos consumos que para ese día eran casi 4.000 USD, inmediatamente llamé al banco y suspendí mi tarjeta pero ya estaban en sistema otros consumos que aún no aparecian en mi edo. de cuenta y finalmente totalizaron 20.389 USD.</text:p>
      <text:p text:style-name="P2"/>
      <text:p text:style-name="P1">Esto no termina aquí, en vista que me ofrecieron el reemplazo de mi tarjeta de crédito en 5 días aproximadamente, al ver que no llegaba, volví a comunicarme con mi ejecutiva de cuentas, despues de pasar por el departamento de fraude me informan que mi tarjeta fue enviada, recibida y ya tiene clave asignada, les dije que esto era absolutamente falso ya que yo no habia recibido nada por parte del banco y cuando verifican la dirección donde fue enviada la misma, me dicen que se envió a DHL Curacao, no podía salir de mi asombro, me clonaron la tarjeta, usurparon mi identidad y todo esto en Curacao.</text:p>
      <text:p text:style-name="P2"/>
      <text:p text:style-name="P1">Esto me ha ocasionado muchas molestias, me ha quitado muchisimo tiempo y adicional me ha traido muchos problemas, siendo el mas importante que mi hijo quien estudia en Toronto Canadá no ha podido hacer el pago de su extensión de visa de estudiante ya que la única manera de hacerlo es con tarjeta de crédito, su visa venció el 30 de noviembre, ahora tiene que pagar una multa de 200 USD adicionales.</text:p>
      <text:p text:style-name="P2"/>
      <text:p text:style-name="P1">Tengo 20.389 razones para no regresar a Curacao y la misma cantidad de razones para hacer una <text:soft-page-break/>campaña negativa por el fraude al que fui sometida pero en mi caso hay razones para seguir visitando Curacao, espero consideren este caso, no debo ser la única, no todo el mundo expone sus problemas ante un ente de gobierno pero mas que una queja, lo hago para que reflexionen sobre lo grave de la situación y deberian avocarse a buscar la manera de que <text:s/>hechos como este no se repitan, en mi caso, solo 2 consumos, solo 2 establecimientos, ahora está en sus manos hacer un seguimiento a favor de ustedes mismos, como ente de gobierno, como curazoleños <text:s/>y como personas interesadas en el bienestar del turista y del prestigio de su isla.</text:p>
      <text:p text:style-name="P2"/>
      <text:p text:style-name="P1">Anexo estado de cuenta de la tarjeta en cuestión.</text:p>
      <text:p text:style-name="P1"/>
      <text:p text:style-name="P1">Sin otro partícular, se despide,</text:p>
      <text:p text:style-name="P1"/>
      <text:p text:style-name="P1"/>
      <text:p text:style-name="P1">Cordialmente,</text:p>
      <text:p text:style-name="P1"/>
      <text:p text:style-name="P1"/>
      <text:p text:style-name="P1">Ilka García Arias.</text:p>
      <text:p text:style-name="P1">58-414-3112031</text:p>
      <text:p text:style-name="P1">ilkagarcia18@gmail.com</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3T13:25:33</meta:creation-date>
    <dc:date>2012-12-13T14:32:15</dc:date>
    <meta:editing-duration>PT6M30S</meta:editing-duration>
    <meta:editing-cycles>1</meta:editing-cycles>
    <meta:generator>LibreOffice/3.5$Linux_x86 LibreOffice_project/350m1$Build-202</meta:generator>
    <meta:document-statistic meta:table-count="0" meta:image-count="0" meta:object-count="0" meta:page-count="2" meta:paragraph-count="30" meta:word-count="507" meta:character-count="2997" meta:non-whitespace-character-count="2413"/>
  </office:meta>
</office:document-meta>
</file>